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e88ed" officeooo:paragraph-rsid="003e88ed"/>
    </style:style>
    <style:style style:name="P2" style:family="paragraph" style:parent-style-name="Text_20_body">
      <style:text-properties officeooo:rsid="00417395" officeooo:paragraph-rsid="00417395"/>
    </style:style>
    <style:style style:name="P3" style:family="paragraph" style:parent-style-name="Text_20_body">
      <style:text-properties officeooo:rsid="00417395" officeooo:paragraph-rsid="0042ba72"/>
    </style:style>
    <style:style style:name="P4" style:family="paragraph" style:parent-style-name="Text_20_body">
      <style:text-properties officeooo:rsid="00238a19" officeooo:paragraph-rsid="0044b8fe"/>
    </style:style>
    <style:style style:name="P5" style:family="paragraph" style:parent-style-name="Text_20_body">
      <style:text-properties officeooo:rsid="002aa101" officeooo:paragraph-rsid="0044b8fe"/>
    </style:style>
    <style:style style:name="P6" style:family="paragraph" style:parent-style-name="Text_20_body">
      <style:text-properties officeooo:paragraph-rsid="0044b8fe"/>
    </style:style>
    <style:style style:name="P7" style:family="paragraph" style:parent-style-name="Heading_20_1" style:master-page-name="Right_20_Page">
      <style:paragraph-properties style:page-number="auto"/>
      <style:text-properties officeooo:rsid="00238a19" officeooo:paragraph-rsid="0044b8fe"/>
    </style:style>
    <style:style style:name="P8" style:family="paragraph" style:parent-style-name="Heading_20_2">
      <style:text-properties officeooo:paragraph-rsid="003dcb7e"/>
    </style:style>
    <style:style style:name="P9" style:family="paragraph" style:parent-style-name="Heading_20_2">
      <style:text-properties officeooo:paragraph-rsid="0044b8fe"/>
    </style:style>
    <style:style style:name="P10" style:family="paragraph" style:parent-style-name="Heading_20_3">
      <style:text-properties officeooo:rsid="00417395" officeooo:paragraph-rsid="00417395"/>
    </style:style>
    <style:style style:name="P11" style:family="paragraph" style:parent-style-name="Heading_20_3">
      <style:text-properties officeooo:paragraph-rsid="0044b8fe"/>
    </style:style>
    <style:style style:name="T1" style:family="text">
      <style:text-properties officeooo:rsid="003e88ed"/>
    </style:style>
    <style:style style:name="T2" style:family="text">
      <style:text-properties officeooo:rsid="003fe2b6"/>
    </style:style>
    <style:style style:name="T3" style:family="text">
      <style:text-properties officeooo:rsid="0042ba72"/>
    </style:style>
    <style:style style:name="T4" style:family="text">
      <style:text-properties officeooo:rsid="00238a19"/>
    </style:style>
    <style:style style:name="T5" style:family="text">
      <style:text-properties officeooo:rsid="000f14e3"/>
    </style:style>
    <style:style style:name="T6" style:family="text">
      <style:text-properties officeooo:rsid="002aa1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Donkey Riding</text:h>
      <text:h text:style-name="P9" text:outline-level="2">(Traditional)</text:h>
      <text:h text:style-name="P11" text:outline-level="3"><text:span text:style-name="T4">[CHORUS]</text:span></text:h>
      <text:p text:style-name="P4">C <text:s text:c="2"/>G <text:s text:c="7"/>C <text:s text:c="5"/>G</text:p>
      <text:p text:style-name="P4">Way hey and away we go</text:p>
      <text:p text:style-name="P4">D</text:p>
      <text:p text:style-name="P4">Donkey riding donkey riding</text:p>
      <text:p text:style-name="P4">C <text:s text:c="2"/>G <text:s text:c="7"/>C <text:s text:c="5"/>G</text:p>
      <text:p text:style-name="P4">Way hey and away we go</text:p>
      <text:p text:style-name="P4">D <text:s text:c="10"/>G</text:p>
      <text:p text:style-name="P4">Ridin' on a donkey</text:p>
      <text:h text:style-name="P11" text:outline-level="3">[VERSE 1]</text:h>
      <text:p text:style-name="P4">G <text:s text:c="11"/>C <text:s/><text:span text:style-name="T6">D</text:span></text:p>
      <text:p text:style-name="P4">Was you ever in Quebec</text:p>
      <text:p text:style-name="P5">G <text:s text:c="15"/>D</text:p>
      <text:p text:style-name="P4">Launchin' timber on the deck</text:p>
      <text:p text:style-name="P4">G <text:s text:c="17"/>C <text:s text:c="7"/><text:span text:style-name="T6">D</text:span></text:p>
      <text:p text:style-name="P4">Where ya break yer bleedin' neck</text:p>
      <text:p text:style-name="P4"><text:span text:style-name="T6">Am</text:span> <text:s text:c="9"/><text:span text:style-name="T6">C</text:span></text:p>
      <text:p text:style-name="P4">Ridin' on a donkey</text:p>
      <text:h text:style-name="P11" text:outline-level="3">[CHORUS]</text:h>
      <text:p text:style-name="P4">C <text:s text:c="2"/>G <text:s text:c="7"/>C <text:s text:c="5"/>G</text:p>
      <text:p text:style-name="P4">Way hey and away we go</text:p>
      <text:p text:style-name="P4">D</text:p>
      <text:p text:style-name="P4">Donkey riding donkey riding</text:p>
      <text:p text:style-name="P4">C <text:s text:c="2"/>G <text:s text:c="7"/>C <text:s text:c="5"/>G</text:p>
      <text:p text:style-name="P4">Way hey and away we go</text:p>
      <text:p text:style-name="P4">D <text:s text:c="10"/>G</text:p>
      <text:p text:style-name="P4">Ridin' on a donkey</text:p>
      <text:h text:style-name="P11" text:outline-level="3">[VERSE 2]</text:h>
      <text:p text:style-name="P4">G <text:s text:c="12"/>C <text:s text:c="9"/><text:span text:style-name="T6">D</text:span></text:p>
      <text:p text:style-name="P4">Was you ever 'round Cape Horn</text:p>
      <text:p text:style-name="P5">G <text:s text:c="18"/>D</text:p>
      <text:p text:style-name="P4">Where the weather's never warm</text:p>
      <text:p text:style-name="P4"><text:soft-page-break/>G <text:s text:c="18"/>C <text:s text:c="9"/><text:span text:style-name="T6">D</text:span></text:p>
      <text:p text:style-name="P4">Wished to God you'd never been born</text:p>
      <text:p text:style-name="P4"><text:span text:style-name="T6">Am</text:span> <text:s text:c="9"/><text:span text:style-name="T6">C</text:span></text:p>
      <text:p text:style-name="P4">Ridin' on a donkey</text:p>
      <text:h text:style-name="P11" text:outline-level="3">[CHORUS]</text:h>
      <text:p text:style-name="P4">C <text:s text:c="2"/>G <text:s text:c="7"/>C <text:s text:c="5"/>G</text:p>
      <text:p text:style-name="P4">Way hey and away we go</text:p>
      <text:p text:style-name="P4">D</text:p>
      <text:p text:style-name="P4">Donkey riding donkey riding</text:p>
      <text:p text:style-name="P4">C <text:s text:c="2"/>G <text:s text:c="7"/>C <text:s text:c="5"/>G</text:p>
      <text:p text:style-name="P4">Way hey and away we go</text:p>
      <text:p text:style-name="P4">D <text:s text:c="10"/>G</text:p>
      <text:p text:style-name="P4">Ridin' on a donkey</text:p>
      <text:h text:style-name="P11" text:outline-level="3">[VERSE 3]</text:h>
      <text:p text:style-name="P4">G <text:s text:c="14"/>C <text:s text:c="6"/><text:span text:style-name="T6">D</text:span></text:p>
      <text:p text:style-name="P4">Was you ever in Miramichi</text:p>
      <text:p text:style-name="P5">G <text:s text:c="14"/>D</text:p>
      <text:p text:style-name="P4">Where ye tie up to a tree</text:p>
      <text:p text:style-name="P4">G <text:s text:c="16"/>C <text:s text:c="5"/><text:span text:style-name="T6">D</text:span></text:p>
      <text:p text:style-name="P4">An' the girls sit on yer knee</text:p>
      <text:p text:style-name="P4"><text:span text:style-name="T6">Am</text:span> <text:s text:c="9"/><text:span text:style-name="T6">C</text:span></text:p>
      <text:p text:style-name="P4">Ridin' on a donkey</text:p>
      <text:h text:style-name="P11" text:outline-level="3">[CHORUS]</text:h>
      <text:p text:style-name="P4">C <text:s text:c="2"/>G <text:s text:c="7"/>C <text:s text:c="5"/>G</text:p>
      <text:p text:style-name="P4">Way hey and away we go</text:p>
      <text:p text:style-name="P4">D</text:p>
      <text:p text:style-name="P4">Donkey riding donkey riding</text:p>
      <text:p text:style-name="P4">C <text:s text:c="2"/>G <text:s text:c="7"/>C <text:s text:c="5"/>G</text:p>
      <text:p text:style-name="P4">Way hey and away we go</text:p>
      <text:p text:style-name="P4">D <text:s text:c="10"/>G</text:p>
      <text:p text:style-name="P4">Ridin' on a donkey</text:p>
      <text:h text:style-name="P11" text:outline-level="3">[VERSE 4]</text:h>
      <text:p text:style-name="P4">G <text:s text:c="14"/>C <text:s text:c="6"/><text:span text:style-name="T6">D</text:span></text:p>
      <text:p text:style-name="P4">Was you ever in Fortune Bay</text:p>
      <text:p text:style-name="P4"/>
      <text:p text:style-name="P5"><text:soft-page-break/>G <text:s text:c="16"/>D</text:p>
      <text:p text:style-name="P4">See the girls all shout hooray</text:p>
      <text:p text:style-name="P4">G <text:s text:c="18"/>C <text:s text:c="8"/><text:span text:style-name="T6">D</text:span></text:p>
      <text:p text:style-name="P4">Here comes dad with ten weeks pay</text:p>
      <text:p text:style-name="P4"><text:span text:style-name="T6">Am</text:span> <text:s text:c="9"/><text:span text:style-name="T6">C</text:span></text:p>
      <text:p text:style-name="P4">Riding on a donkey</text:p>
      <text:h text:style-name="P11" text:outline-level="3">[CHORUS]</text:h>
      <text:p text:style-name="P4">C <text:s text:c="2"/>G <text:s text:c="7"/>C <text:s text:c="5"/>G</text:p>
      <text:p text:style-name="P4">Way hey and away we go</text:p>
      <text:p text:style-name="P4">D</text:p>
      <text:p text:style-name="P4">Donkey riding donkey riding</text:p>
      <text:p text:style-name="P4">C <text:s text:c="2"/>G <text:s text:c="7"/>C <text:s text:c="5"/>G</text:p>
      <text:p text:style-name="P4">Way hey and away we go</text:p>
      <text:p text:style-name="P4">D <text:s text:c="10"/>G</text:p>
      <text:p text:style-name="P4">Ridin' on a donkey</text:p>
      <text:h text:style-name="P11" text:outline-level="3">[VERSE 5]</text:h>
      <text:p text:style-name="P4">G <text:s text:c="14"/>C <text:s text:c="4"/><text:span text:style-name="T6">D</text:span></text:p>
      <text:p text:style-name="P4">Was you ever in Londontown</text:p>
      <text:p text:style-name="P5">G <text:s text:c="14"/>D</text:p>
      <text:p text:style-name="P4">See the King he does come down</text:p>
      <text:p text:style-name="P4">G <text:s text:c="18"/>C <text:s text:c="5"/><text:span text:style-name="T6">D</text:span></text:p>
      <text:p text:style-name="P4">See the King in his golden crown</text:p>
      <text:p text:style-name="P4"><text:span text:style-name="T6">Am</text:span> <text:s text:c="9"/><text:span text:style-name="T6">C</text:span></text:p>
      <text:p text:style-name="P4">Riding on a donkey</text:p>
      <text:h text:style-name="P11" text:outline-level="3">[CHORUS]</text:h>
      <text:p text:style-name="P4">C <text:s text:c="2"/>G <text:s text:c="7"/>C <text:s text:c="5"/>G</text:p>
      <text:p text:style-name="P4">Way hey and away we go</text:p>
      <text:p text:style-name="P4">D</text:p>
      <text:p text:style-name="P4">Donkey riding donkey riding</text:p>
      <text:p text:style-name="P4">C <text:s text:c="2"/>G <text:s text:c="7"/>C <text:s text:c="5"/>G</text:p>
      <text:p text:style-name="P4">Way hey and away we go</text:p>
      <text:p text:style-name="P4">D <text:s text:c="10"/>G</text:p>
      <text:p text:style-name="P4"><text:span text:style-name="T4">Ridin' on a donke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17M36S</meta:editing-duration>
    <meta:editing-cycles>51</meta:editing-cycles>
    <meta:generator>LibreOffice/5.2.7.2$MacOSX_X86_64 LibreOffice_project/2b7f1e640c46ceb28adf43ee075a6e8b8439ed10</meta:generator>
    <dc:title>Lyrics + Chords</dc:title>
    <dc:date>2017-08-01T11:57:27.554560000</dc:date>
    <meta:print-date>2017-04-03T12:23:29.985893000</meta:print-date>
    <meta:document-statistic meta:table-count="0" meta:image-count="0" meta:object-count="0" meta:page-count="3" meta:paragraph-count="101" meta:word-count="366" meta:character-count="1931" meta:non-whitespace-character-count="110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